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number-columns-repeated="3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1" svg:width="1.1323in" svg:height="0.3902in" svg:x="14.9193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6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2" office:value-type="string">
            <text:p>WC3 check for pages in public</text:p>
          </table:table-cell>
          <table:table-cell table:style-name="ce23" office:value-type="string">
            <text:p>- validate HTML code</text:p>
          </table:table-cell>
          <table:table-cell table:style-name="ce23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7" table:number-columns-repeated="2"/>
          <table:table-cell table:style-name="ce31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/>
          <table:table-cell table:style-name="ce34" table:number-columns-repeated="4"/>
          <table:table-cell table:style-name="ce37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2" office:value-type="string">
            <text:p>Change displaying language</text:p>
          </table:table-cell>
          <table:table-cell table:style-name="ce23" office:value-type="string">
            <text:p>- Change Language</text:p>
            <text:p>- Check result of change</text:p>
          </table:table-cell>
          <table:table-cell table:style-name="ce2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2" office:value-type="string">
            <text:p>Sign in/out</text:p>
          </table:table-cell>
          <table:table-cell table:style-name="ce23" office:value-type="string">
            <text:p>- Sign in</text:p>
            <text:p>- Sign out</text:p>
          </table:table-cell>
          <table:table-cell table:style-name="ce2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Low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2" office:value-type="string">
            <text:p>Remember my login</text:p>
          </table:table-cell>
          <table:table-cell table:style-name="ce23" office:value-type="string">
            <text:p>Save user/password of user</text:p>
          </table:table-cell>
          <table:table-cell table:style-name="ce23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3" office:value-type="string">
            <text:p>Users Management</text:p>
          </table:table-cell>
          <table:table-cell table:style-name="ce23" office:value-type="string">
            <text:p>List/edit/delete user</text:p>
            <text:p/>
            <text:p/>
          </table:table-cell>
          <table:table-cell table:style-name="ce2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s/><text:a xlink:href="https://jira.jboss.org/jira/browse/GTNPORTAL-886">https://jira.jboss.org/jira/browse/GTNPORTAL-886</text:a></text:p>
          </table:table-cell>
          <table:table-cell table:style-name="ce28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3" office:value-type="string">
            <text:p>Groups Management</text:p>
          </table:table-cell>
          <table:table-cell table:style-name="ce23" office:value-type="string">
            <text:p>- Create/delete Group</text:p>
            <text:p>- Add user into group</text:p>
          </table:table-cell>
          <table:table-cell table:style-name="ce2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2" office:value-type="string">
            <text:p>Memberships Management</text:p>
          </table:table-cell>
          <table:table-cell table:style-name="ce23" office:value-type="string">
            <text:p>Create/delete membership</text:p>
          </table:table-cell>
          <table:table-cell table:style-name="ce2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3" office:value-type="string">
            <text:p>Import application</text:p>
          </table:table-cell>
          <table:table-cell table:style-name="ce23" office:value-type="string">
            <text:p>Click Auto import</text:p>
          </table:table-cell>
          <table:table-cell table:style-name="ce2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2" office:value-type="string">
            <text:p>Create/Edit/Delete category</text:p>
          </table:table-cell>
          <table:table-cell table:style-name="ce23" office:value-type="string">
            <text:p>Create/Edit/Delete category with simple cases</text:p>
          </table:table-cell>
          <table:table-cell table:style-name="ce2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2" office:value-type="string">
            <text:p>Add application into category</text:p>
          </table:table-cell>
          <table:table-cell table:style-name="ce23" office:value-type="string">
            <text:p>Add application into category</text:p>
          </table:table-cell>
          <table:table-cell table:style-name="ce2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9"/>
          <table:table-cell table:style-name="Default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2" office:value-type="string">
            <text:p>Portlet</text:p>
          </table:table-cell>
          <table:table-cell table:style-name="ce23" office:value-type="string">
            <text:p>View all application in portal</text:p>
          </table:table-cell>
          <table:table-cell table:style-name="ce23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3</text:p>
          </table:table-cell>
          <table:table-cell table:style-name="ce22" office:value-type="string">
            <text:p>Add gadget(remote/create new)</text:p>
          </table:table-cell>
          <table:table-cell table:style-name="ce23" office:value-type="string">
            <text:p>Add gadget(remote/create new)</text:p>
          </table:table-cell>
          <table:table-cell table:style-name="ce23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2" office:value-type="string">
            <text:p>Show or not Import Application icon</text:p>
          </table:table-cell>
          <table:table-cell table:style-name="ce23" office:value-type="string">
            <text:p>Check or un-check import application</text:p>
          </table:table-cell>
          <table:table-cell table:style-name="ce23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2" office:value-type="string">
            <text:p>Link to pages</text:p>
          </table:table-cell>
          <table:table-cell table:style-name="ce23" office:value-type="string">
            <text:p>Click on link to move to another page</text:p>
          </table:table-cell>
          <table:table-cell table:style-name="ce2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2" office:value-type="string">
            <text:p>Expand All</text:p>
          </table:table-cell>
          <table:table-cell table:style-name="ce23" office:value-type="string">
            <text:p>Click on Expand all icon to view all page on portal</text:p>
          </table:table-cell>
          <table:table-cell table:style-name="ce23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2" office:value-type="string">
            <text:p>Collapse All</text:p>
          </table:table-cell>
          <table:table-cell table:style-name="ce23" office:value-type="string">
            <text:p>Click on Collapse all icon to </text:p>
          </table:table-cell>
          <table:table-cell table:style-name="ce26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3" office:value-type="string">
            <text:p>Create new portal</text:p>
          </table:table-cell>
          <table:table-cell table:style-name="ce23" office:value-type="string">
            <text:p>Create new portal in simple case</text:p>
          </table:table-cell>
          <table:table-cell table:style-name="ce2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3" office:value-type="string">
            <text:p>Edit portal</text:p>
          </table:table-cell>
          <table:table-cell table:style-name="ce23" office:value-type="string">
            <text:p>Make change for current using portal</text:p>
          </table:table-cell>
          <table:table-cell table:style-name="ce2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3" office:value-type="string">
            <text:p>Delete portal</text:p>
          </table:table-cell>
          <table:table-cell table:style-name="ce23" office:value-type="string">
            <text:p>Delete a portal from list</text:p>
          </table:table-cell>
          <table:table-cell table:style-name="ce2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3" office:value-type="string">
            <text:p>Change using portal</text:p>
          </table:table-cell>
          <table:table-cell table:style-name="ce23" office:value-type="string">
            <text:p>- Create new portal</text:p>
            <text:p>- Select new added to portal to use</text:p>
          </table:table-cell>
          <table:table-cell table:style-name="ce2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3" office:value-type="string">
            <text:p>- Create/Edit page/Edit site layout for portal </text:p>
            <text:p/>
          </table:table-cell>
          <table:table-cell table:style-name="ce24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3" office:value-type="string">
            <text:p>Add Navigation</text:p>
          </table:table-cell>
          <table:table-cell table:style-name="ce23" office:value-type="string">
            <text:p>Add Navigation in simple case</text:p>
          </table:table-cell>
          <table:table-cell table:style-name="ce2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3" office:value-type="string">
            <text:p>- Edit navigation/Edit properties/Delete/ in Group Navigation </text:p>
          </table:table-cell>
          <table:table-cell table:style-name="ce23" office:value-type="string">
            <text:p>- Create new node</text:p>
            <text:p>- Edit added</text:p>
            <text:p>- Delete existing node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3" office:value-type="string">
            <text:p>Edit page of node</text:p>
          </table:table-cell>
          <table:table-cell table:style-name="ce23" office:value-type="string">
            <text:p>Make change for a node's page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3" office:value-type="string">
            <text:p>Move up/down a node</text:p>
          </table:table-cell>
          <table:table-cell table:style-name="ce23" office:value-type="string">
            <text:p>- Select 1 node</text:p>
            <text:p>- Do moving up/down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3" office:value-type="string">
            <text:p>- Create/Edit page/Edit site layout for group</text:p>
            <text:p/>
          </table:table-cell>
          <table:table-cell table:style-name="ce24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2" office:value-type="string">
            <text:p>Add/drag-drop</text:p>
          </table:table-cell>
          <table:table-cell table:style-name="ce23" office:value-type="string">
            <text:p>- Add/drag-drop Gadget </text:p>
          </table:table-cell>
          <table:table-cell table:style-name="ce2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2" office:value-type="string">
            <text:p>Add/Edit?Delete tab</text:p>
          </table:table-cell>
          <table:table-cell table:style-name="ce23" office:value-type="string">
            <text:p>Add/Edit/Delete tab for Dashboard page</text:p>
          </table:table-cell>
          <table:table-cell table:style-name="ce2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/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3" office:value-type="string">
            <text:p>- Create/Edit page/Edit site layout for user</text:p>
            <text:p/>
          </table:table-cell>
          <table:table-cell table:style-name="ce24" office:value-type="string">
            <text:p><text:span text:style-name="T4">- Create/Edit </text:span><text:span text:style-name="T4">pages in </text:span><text:span text:style-name="T4">Dashboard </text:span><text:span text:style-name="T4">Editor in simple </text:span><text:span text:style-name="T4">case</text:span></text:p>
            <text:p><text:span text:style-name="T4">- Edit site </text:span><text:span text:style-name="T4">layout in </text:span><text:span text:style-name="T4">Dashboard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0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2" office:value-type="string">
            <text:p>Change language</text:p>
          </table:table-cell>
          <table:table-cell table:style-name="ce23" office:value-type="string">
            <text:p>- Change displaying <text:s/>language</text:p>
          </table:table-cell>
          <table:table-cell table:style-name="ce2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21" office:value-type="string">
            <text:p>SNF_PRL_32</text:p>
          </table:table-cell>
          <table:table-cell table:style-name="ce22" office:value-type="string">
            <text:p>Change skin</text:p>
          </table:table-cell>
          <table:table-cell table:style-name="ce23" office:value-type="string">
            <text:p>- Change displaying <text:s/>skin</text:p>
          </table:table-cell>
          <table:table-cell table:style-name="ce2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Need other skin to verify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<text:s/>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2" office:value-type="string">
            <text:p>Setting account</text:p>
          </table:table-cell>
          <table:table-cell table:style-name="ce23" office:value-type="string">
            <text:p>Change user profile + password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2" office:value-type="string">
            <text:p>change logo </text:p>
          </table:table-cell>
          <table:table-cell table:style-name="ce23" office:value-type="string">
            <text:p>Change logo for portal</text:p>
          </table:table-cell>
          <table:table-cell table:style-name="ce2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14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8-12-16T22:10:12</meta:creation-date>
    <dc:date>2010-03-15T14:21:14.58</dc:date>
    <meta:editing-cycles>89</meta:editing-cycles>
    <meta:editing-duration>PT102H49M47S</meta:editing-duration>
    <dc:creator>Arthur Peltier</dc:creator>
    <meta:document-statistic meta:table-count="2" meta:cell-count="526" meta:object-count="0"/>
    <meta:user-defined meta:name="Info 1"/>
    <meta:user-defined meta:name="Info 2"/>
    <meta:user-defined meta:name="Info 3"/>
    <meta:user-defined meta:name="Info 4"/>
  </office:meta>
</office:document-meta>
</file>